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5079" style:font-size-asian="12pt" style:font-size-complex="12pt"/>
    </style:style>
    <style:style style:name="T14" style:family="text">
      <style:text-properties fo:font-size="12pt" officeooo:rsid="0028aa11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85079"/>
    </style:style>
    <style:style style:name="T22" style:family="text">
      <style:text-properties style:text-underline-style="solid" style:text-underline-width="auto" style:text-underline-color="font-color" officeooo:rsid="0028aa11"/>
    </style:style>
    <style:style style:name="T23" style:family="text">
      <style:text-properties officeooo:rsid="000e7405"/>
    </style:style>
    <style:style style:name="T24" style:family="text">
      <style:text-properties officeooo:rsid="00173ea2"/>
    </style:style>
    <style:style style:name="T25" style:family="text">
      <style:text-properties officeooo:rsid="0017b8e8"/>
    </style:style>
    <style:style style:name="T26" style:family="text">
      <style:text-properties officeooo:rsid="00186b29"/>
    </style:style>
    <style:style style:name="T27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7">Μοίρες,</text:span> <text:span text:style-name="T26">[PD]</text:span>/<text:span text:style-name="T26">[PM]/[PY]</text:span></text:p>
            <text:p text:style-name="P15"/>
            <text:p text:style-name="P15">Aριθμός πρωτοκόλλου: <text:span text:style-name="T26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6">[DNO]</text:span>/<text:span text:style-name="T26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2">γέννησης τέκνου</text:span><text:span text:style-name="T17"> </text:span><text:span text:style-name="T18">σε [ANAPLIROTI]</text:span></text:p>
      <text:p text:style-name="P2"/>
      <text:p text:style-name="P5">Έχοντας υπόψη </text:p>
      <text:p text:style-name="P5"/>
      <text:list xml:id="list1282714836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3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4">Πρωτ. </text:span>Φ.351.5/43/67822/Δ1 –<text:span text:style-name="T25"> 5-5-2014</text:span> <text:span text:style-name="T25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4">ΓΕΝΝΗΣΗΣ ΤΕΚΝΟΥ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429696199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0:48:46.250330815</dc:date>
    <dc:creator>Ιωάννης Χαριτάκης</dc:creator>
    <meta:editing-duration>PT3H13M19S</meta:editing-duration>
    <meta:editing-cycles>21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6" meta:character-count="1477" meta:non-whitespace-character-count="1331"/>
  </office:meta>
</office:document-meta>
</file>